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5983b0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655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Entornos de Desarrollo</text:p>
      <text:p text:style-name="Standard"><text:span text:style-name="T3">Metodología del proyecto</text:span> :Agile </text:p>
      <text:p text:style-name="Standard"/>
      <text:p text:style-name="Standard"/>
      <text:p text:style-name="P3"/>
      <text:p text:style-name="P3">Requisitos Funcionales</text:p>
      <text:p text:style-name="Standard"/>
      <text:list text:style-name="L1">
        <text:list-item>
          <text:p text:style-name="P4"><text:span text:style-name="Strong_20_Emphasis"><text:span text:style-name="T4">RF1: Creación de plataformas-3horas-Prioridad Media-Alta:</text:span></text:span><text:span text:style-name="T4"> El sistema debe permitir registrar nuevas plataformas de streaming con su nombre y país de origen. </text:span></text:p>
        </text:list-item>
      </text:list>
      <text:list text:style-name="L2">
        <text:list-item>
          <text:p text:style-name="P5"><text:span text:style-name="Strong_20_Emphasis">RF2: Consulta-Plataformas-3horas-Media-Alta:</text:span> El sistema debe permitir visualizar la información de las plataformas existentes. </text:p>
        </text:list-item>
      </text:list>
      <text:list text:style-name="L3">
        <text:list-item>
          <text:p text:style-name="P6"><text:span text:style-name="Strong_20_Emphasis">RF3: Modificación-Plataformas -2-3 horas-Prioridad Media:</text:span> El sistema debe permitir editar los datos de las plataformas que existen. </text:p>
        </text:list-item>
      </text:list>
      <text:list text:style-name="L4">
        <text:list-item>
          <text:p text:style-name="P7"><text:span text:style-name="Strong_20_Emphasis">RF4: Eliminación-Plataformas-series-2-3horas-Prioridad-Media:</text:span> El sistema debe permitir eliminar plataformas y series existentes.</text:p>
        </text:list-item>
      </text:list>
      <text:list text:style-name="L5">
        <text:list-item>
          <text:p text:style-name="P8"><text:span text:style-name="Strong_20_Emphasis">RF5: Creación de series-Prioridad-3horas-Media:</text:span> El sistema debe permitir registrar nuevas series de televisión, asociándolas a una plataforma existente.</text:p>
        </text:list-item>
      </text:list>
      <text:list text:style-name="L6">
        <text:list-item>
          <text:p text:style-name="P9"><text:span text:style-name="Strong_20_Emphasis">RF6: Consulta de series-2horas-Prioridad-Media:</text:span> El sistema debe permitir buscar y consultar series por título. </text:p>
        </text:list-item>
      </text:list>
      <text:list text:style-name="L7">
        <text:list-item>
          <text:p text:style-name="P10"><text:span text:style-name="Strong_20_Emphasis">RF7:Consulta Filtrado por Género series-2horas-Prioridad-alta:</text:span> El sistema debe permitir buscar y consultar series filtradas por género </text:p>
        </text:list-item>
      </text:list>
      <text:list text:style-name="L8">
        <text:list-item>
          <text:p text:style-name="P11"><text:span text:style-name="Strong_20_Emphasis">RF8: Consulta Filtrada por Plataformas-:2horas-Prioridad-Baja-Media</text:span> El sistema debe permitir buscar y consultar series filtradas por la plataforma en la que se encuentran. </text:p>
        </text:list-item>
      </text:list>
      <text:list text:style-name="L9">
        <text:list-item>
          <text:p text:style-name="P12"><text:span text:style-name="Strong_20_Emphasis">RF9: Validación de Datos-2horas-Prioridad:Baja-Media:</text:span> El sistema debe validar los datos ingresados por el usuario antes de guardarlos en la base de datos . </text:p>
        </text:list-item>
      </text:list>
      <text:list text:style-name="L10">
        <text:list-item>
          <text:p text:style-name="P13"><text:span text:style-name="Strong_20_Emphasis">RF10: Conexión a Base de Datos-</text:span><text:span text:style-name="Strong_20_Emphasis"><text:span text:style-name="T6">5</text:span></text:span><text:span text:style-name="Strong_20_Emphasis"><text:span text:style-name="T5">horas</text:span></text:span><text:span text:style-name="Strong_20_Emphasis">-Prioridad-Alta:</text:span> El sistema debe utilizar JDBC para conectar con una base de datos Oracle. </text:p>
        </text:list-item>
      </text:list>
      <text:list text:style-name="L11">
        <text:list-item>
          <text:p text:style-name="P14"><text:span text:style-name="Strong_20_Emphasis">RF11: Creación Automática de Tablas-</text:span><text:span text:style-name="Strong_20_Emphasis"><text:span text:style-name="T6">6</text:span></text:span><text:span text:style-name="Strong_20_Emphasis">horas-Prioridad-Alta:</text:span> La aplicación debe ser capaz de crear automáticamente las tablas necesarias </text:p>
        </text:list-item>
        <text:list-item>
          <text:p text:style-name="P14"><text:span text:style-name="Strong_20_Emphasis">RF12:Consulta Filtrado por titulo series-2horas-Prioridad-baja:</text:span> El sistema debe permitir buscar y consultar series filtradas por titulo</text:p>
        </text:list-item>
        <text:list-item>
          <text:p text:style-name="P14"><text:span text:style-name="Strong_20_Emphasis">RF13:Creación de interfaces gráficas-6horas-Prioridad-alta:</text:span> El sistema debe tener un interfaz gráfica funcional</text:p>
        </text:list-item>
        <text:list-item>
          <text:p text:style-name="P14"><text:span text:style-name="Strong_20_Emphasis">RF13:Creación de pruebas unitarias-5horas-Prioridad-alta:</text:span> El sistema debe tener pruebas unitarias de los métodos mas importantes</text:p>
        </text:list-item>
      </text:list>
      <text:p text:style-name="Text_20_body"/>
      <text:p text:style-name="Text_20_body"/>
      <text:p text:style-name="Text_20_body"/>
      <text:p text:style-name="P22"><text:soft-page-break/>Requisitos no funcionales</text:p>
      <text:list text:style-name="L13">
        <text:list-item>
          <text:p text:style-name="P15"><text:span text:style-name="Strong_20_Emphasis">RNF1: Programación Orientada a Objetos (POO)-0horas-Prioridad-Alta</text:span></text:p>
        </text:list-item>
      </text:list>
      <text:list text:style-name="L14">
        <text:list-item>
          <text:p text:style-name="P16"><text:span text:style-name="Strong_20_Emphasis">RNF2: Patrón de Diseño MVC-1hora-Prioridad-media:</text:span> </text:p>
        </text:list-item>
      </text:list>
      <text:list text:style-name="L15">
        <text:list-item>
          <text:p text:style-name="P17"><text:span text:style-name="Strong_20_Emphasis">RNF3: Diseño de Clases-1hora-Prioridad-Media:</text:span> </text:p>
        </text:list-item>
      </text:list>
      <text:list text:style-name="L16">
        <text:list-item>
          <text:p text:style-name="P18"><text:span text:style-name="Strong_20_Emphasis">RNF4: Estructura de la Base de Datos - Relaciones-20min-Prioridad-Alta:</text:span> Se deben establecer relaciones adecuadas entre las tablas de la base de datos </text:p>
        </text:list-item>
      </text:list>
      <text:list text:style-name="L17">
        <text:list-item>
          <text:p text:style-name="P19"><text:span text:style-name="Strong_20_Emphasis">RNF5: Estructura de la Base de Datos – Normalización-15 minutos:</text:span> La base de datos debe estar normalizada.</text:p>
        </text:list-item>
      </text:list>
      <text:list text:style-name="L18">
        <text:list-item>
          <text:p text:style-name="P20"><text:span text:style-name="Strong_20_Emphasis">RNF6: Usabilidad de la Interfaz Gráfica-0horas-Prioridad-Media:</text:span> La interfaz gráfica debe ser amigable, limpia y funcional para el usuario.</text:p>
        </text:list-item>
      </text:list>
      <text:list text:style-name="L19">
        <text:list-item>
          <text:p text:style-name="P21"><text:span text:style-name="Strong_20_Emphasis">RNF007: Estructura del Código-10min-Prioridad-media:</text:span> El código fuente debe estar bien estructurado y organizado en paquetes</text:p>
        </text:list-item>
      </text:list>
      <text:p text:style-name="Standard"/>
      <text:p text:style-name="Standard"/>
      <text:p text:style-name="Standard">E<text:span text:style-name="T3">sta semana 19/02/2025 haré los siguientes requisitos , que incluyen 24 horas del proyecto:</text:span></text:p>
      <text:p text:style-name="P2"/>
      <text:p text:style-name="P2"><text:s text:c="4"/>• RF10: Conexión a Base de Datos</text:p>
      <text:p text:style-name="P2"><text:s text:c="4"/>• RF11: Creación Automática de Tablas</text:p>
      <text:p text:style-name="P2"><text:s text:c="4"/>• RF1: Creación de plataformas. </text:p>
      <text:p text:style-name="P2"><text:s text:c="4"/>• RF5: Creación de series</text:p>
      <text:p text:style-name="P2"><text:s text:c="4"/>• RF2: Consulta-Plataformas</text:p>
      <text:p text:style-name="P2"><text:s text:c="4"/>• RF6: Consulta de series</text:p>
      <text:p text:style-name="P2"><text:s text:c="4"/>• RF4: Eliminación-Plataformas-seri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21:06:16.313502419</meta:creation-date>
    <dc:date>2025-05-19T21:08:22.275407375</dc:date>
    <meta:editing-duration>PT2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401" meta:character-count="3055" meta:non-whitespace-character-count="2665"/>
  </office:meta>
</office:document-meta>
</file>